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9.188cm" svg:height="4.5cm" svg:x="6.81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9cm" svg:height="4.5cm" svg:x="7.5cm" svg:y="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6cm" svg:height="6cm" svg:x="2cm" svg:y="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1" draw:layer="layout" draw:type="line" svg:x1="11.406cm" svg:y1="6cm" svg:x2="4.999cm" svg:y2="12cm" draw:start-shape="id1" draw:start-glue-point="2" draw:end-shape="id2" draw:end-glue-point="4" svg:d="m11406 6000-6407 6000">
          <text:p/>
        </draw:connector>
        <draw:connector draw:style-name="gr3" draw:text-style-name="P1" draw:layer="layout" draw:type="line" svg:x1="4.999cm" svg:y1="18cm" svg:x2="12cm" svg:y2="22cm" draw:start-shape="id2" draw:start-glue-point="8" draw:end-shape="id3" draw:end-glue-point="0" svg:d="m4999 18000 7001 4000">
          <text:p/>
        </draw:connector>
        <draw:custom-shape draw:style-name="gr2" draw:text-style-name="P1" draw:id="id4" draw:layer="layout" svg:width="6cm" svg:height="6cm" svg:x="8.5cm" svg:y="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1" draw:layer="layout" draw:type="line" svg:x1="11.406cm" svg:y1="6cm" svg:x2="11.499cm" svg:y2="12cm" draw:start-shape="id1" draw:start-glue-point="2" draw:end-shape="id4" draw:end-glue-point="4" svg:d="m11406 6000 93 6000">
          <text:p/>
        </draw:connector>
        <draw:connector draw:style-name="gr3" draw:text-style-name="P1" draw:layer="layout" draw:type="line" svg:x1="11.499cm" svg:y1="18cm" svg:x2="12cm" svg:y2="22cm" draw:start-shape="id4" draw:start-glue-point="8" draw:end-shape="id3" draw:end-glue-point="0" svg:d="m11499 18000 501 4000">
          <text:p/>
        </draw:connector>
        <draw:custom-shape draw:style-name="gr2" draw:text-style-name="P1" draw:id="id5" draw:layer="layout" svg:width="6.09cm" svg:height="6cm" svg:x="14.91cm" svg:y="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1" draw:layer="layout" draw:type="line" svg:x1="11.406cm" svg:y1="6cm" svg:x2="17.954cm" svg:y2="12cm" draw:start-shape="id1" draw:start-glue-point="2" draw:end-shape="id5" draw:end-glue-point="4" svg:d="m11406 6000 6548 6000">
          <text:p/>
        </draw:connector>
        <draw:connector draw:style-name="gr3" draw:text-style-name="P1" draw:layer="layout" draw:type="line" svg:x1="17.954cm" svg:y1="18cm" svg:x2="12cm" svg:y2="22cm" draw:start-shape="id5" draw:start-glue-point="8" draw:end-shape="id3" draw:end-glue-point="0" svg:d="m17954 18000-5954 4000">
          <text:p/>
        </draw:connector>
        <draw:frame draw:style-name="gr4" draw:layer="layout" svg:width="7.54cm" svg:height="1.995cm" svg:x="6.96cm" svg:y="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6.97cm" svg:height="2.007cm" svg:x="8.53cm" svg:y="2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5.351cm" svg:height="1.516cm" svg:x="2.5cm" svg:y="14.48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5.351cm" svg:height="1.516cm" svg:x="9cm" svg:y="14.48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5.871cm" svg:height="1.516cm" svg:x="15.129cm" svg:y="14.48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4.294cm" svg:height="1.524cm" svg:x="3.5cm" svg:y="7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4.327cm" svg:height="1.524cm" svg:x="6.673cm" svg:y="9.97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8.764cm" svg:height="1.423cm" svg:x="12.826cm" svg:y="6.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3" draw:text-style-name="P1" draw:layer="layout" draw:line-skew="-5.312cm" svg:x1="7.5cm" svg:y1="24.25cm" svg:x2="6.812cm" svg:y2="3.75cm" draw:start-shape="id3" draw:start-glue-point="3" draw:end-shape="id1" draw:end-glue-point="3" svg:d="m7500 24250h-6500v-20500h58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creation-date>2008-08-13T10:30:13</meta:creation-date>
    <dc:date>2009-07-13T15:12:15.32</dc:date>
    <meta:editing-cycles>4</meta:editing-cycles>
    <meta:editing-duration>PT00H19M27S</meta:editing-duration>
    <dc:creator>FanFan Huang</dc:cre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rung</math:mi>
        <math:mn>1</math:mn>
      </math:msub>
      <math:mrow>
        <math:mo math:stretchy="false">(</math:mo>
        <math:mi math:fontstyle="italic">start</math:mi>
        <math:mo math:stretchy="false">)</math:mo>
      </math:mrow>
    </math:mrow>
    <math:annotation math:encoding="StarMath 5.0">rung_1 (start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rung</math:mi>
        <math:mn>1</math:mn>
      </math:msub>
      <math:mrow>
        <math:mo math:stretchy="false">(</math:mo>
        <math:mi math:fontstyle="italic">end</math:mi>
        <math:mo math:stretchy="false">)</math:mo>
      </math:mrow>
    </math:mrow>
    <math:annotation math:encoding="StarMath 5.0">rung_1 (end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out</math:mi>
        <math:mn>1</math:mn>
      </math:msub>
      <math:mrow>
        <math:mi>:</math:mi>
        <math:mo math:stretchy="false">=</math:mo>
        <math:mi math:fontstyle="italic">true</math:mi>
      </math:mrow>
    </math:mrow>
    <math:annotation math:encoding="StarMath 5.0">out_1 := tru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out</math:mi>
        <math:mn>1</math:mn>
      </math:msub>
      <math:mrow>
        <math:mi>:</math:mi>
        <math:mo math:stretchy="false">=</math:mo>
        <math:mi math:fontstyle="italic">true</math:mi>
      </math:mrow>
    </math:mrow>
    <math:annotation math:encoding="StarMath 5.0">out_1 := tru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out</math:mi>
        <math:mn>1</math:mn>
      </math:msub>
      <math:mrow>
        <math:mi>:</math:mi>
        <math:mo math:stretchy="false">=</math:mo>
        <math:mi math:fontstyle="italic">false</math:mi>
      </math:mrow>
    </math:mrow>
    <math:annotation math:encoding="StarMath 5.0">out_1 := fals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text>in</math:mtext>
        <math:mn>1</math:mn>
      </math:msub>
      <math:mo math:stretchy="false">=</math:mo>
      <math:mi math:fontstyle="italic">true</math:mi>
    </math:mrow>
    <math:annotation math:encoding="StarMath 5.0">"in"_1 = true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text>in</math:mtext>
        <math:mn>2</math:mn>
      </math:msub>
      <math:mo math:stretchy="false">=</math:mo>
      <math:mi math:fontstyle="italic">true</math:mi>
    </math:mrow>
    <math:annotation math:encoding="StarMath 5.0">"in"_2 = true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text>in</math:mtext>
          <math:mn>1</math:mn>
        </math:msub>
        <math:mo math:stretchy="false">=</math:mo>
        <math:mrow>
          <math:mi math:fontstyle="italic">true</math:mi>
          <math:mo math:stretchy="false">∧</math:mo>
          <math:msub>
            <math:mtext>in</math:mtext>
            <math:mn>2</math:mn>
          </math:msub>
        </math:mrow>
      </math:mrow>
      <math:mo math:stretchy="false">=</math:mo>
      <math:mi math:fontstyle="italic">true</math:mi>
    </math:mrow>
    <math:annotation math:encoding="StarMath 5.0">"in"_1 = true and "in"_2 = true</math:annotation>
  </math:semantics>
</math:math>
</file>